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NDIDatabasePersistenceManager.setDataSourceLocation( String dataSource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DatabasePersistenceManager.getDataSource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DatabasePersistenceManager.get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